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co5" style:family="table-column">
      <style:table-column-properties fo:break-before="auto" style:column-width="0.545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1018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596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464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659cm" svg:y="21.316cm" draw:caption-point-x="-0.61cm" draw:caption-point-y="1.06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0.659cm" svg:y="22.216cm" draw:caption-point-x="-0.61cm" draw:caption-point-y="1.06cm">
              <dc:date>2012-01-02T00:00:00</dc:date>
              <text:p text:style-name="P1"><text:span text:style-name="T1">Will need (at least) support for querying border color in right format</text:span></text:p>
            </office:annotation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3.646cm" svg:y="22.216cm" draw:caption-point-x="-0.61cm" draw:caption-point-y="1.51cm">
              <dc:date>2012-01-15T00:00:00</dc:date>
              <text:p text:style-name="P1"><text:span text:style-name="T1">Not sure how the two forms of feedback interact</text:span></text:p>
            </office:annotation>
            <text:p>?</text:p>
          </table:table-cell>
          <table:table-cell table:number-columns-repeated="8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9.024cm" svg:y="22.216cm" draw:caption-point-x="-0.61cm" draw:caption-point-y="1.51cm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style-name="ce2" office:value-type="string">
            <office:annotation draw:style-name="gr1" draw:text-style-name="P1" svg:width="2.899cm" svg:height="2.176cm" svg:x="29.621cm" svg:y="22.216cm" draw:caption-point-x="-0.61cm" draw:caption-point-y="1.51cm">
              <dc:date>2012-01-15T00:00:00</dc:date>
              <text:p text:style-name="P1"><text:span text:style-name="T1">Will need to pause transform feedback while displaying the overlay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3.206cm" svg:y="22.216cm" draw:caption-point-x="-0.61cm" draw:caption-point-y="1.51cm">
              <dc:date>2012-01-15T00:00:00</dc:date>
              <text:p text:style-name="P1"><text:span text:style-name="T1">Won't actually be broken, but potential for a more accurate count using asynchronous queries.</text:span></text:p>
            </office:annotation>
            <text:p>N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office:annotation office:display="true" draw:style-name="gr1" draw:text-style-name="P1" svg:width="2.899cm" svg:height="2.966cm" svg:x="33.804cm" svg:y="23.116cm" draw:caption-point-x="-0.61cm" draw:caption-point-y="1.06cm">
              <dc:date>2012-01-05T00:00:00</dc:date>
              <text:p text:style-name="P2"><text:span text:style-name="T1">No explicit code, but there is a test to check that COMPARE_REF_TO_TEXTURE is chosen over other aliases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>
            <office:annotation draw:style-name="gr1" draw:text-style-name="P1" svg:width="2.899cm" svg:height="2.966cm" svg:x="33.804cm" svg:y="23.566cm" draw:caption-point-x="-0.61cm" draw:caption-point-y="1.06cm">
              <dc:date>2012-01-01T00:00:00</dc:date>
              <text:p text:style-name="P1"><text:span text:style-name="T1">Theoretically it should be covered by the changes in gldump, but it needs to be tested.</text:span></text:p>
            </office:annotation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>
            <office:annotation draw:style-name="gr1" draw:text-style-name="P1" svg:width="2.899cm" svg:height="3.361cm" svg:x="36.194cm" svg:y="23.566cm" draw:caption-point-x="-0.61cm" draw:caption-point-y="1.06cm">
              <dc:date>2012-01-01T00:00:00</dc:date>
              <text:p text:style-name="P1"><text:span text:style-name="T1">Should just work (will look no different to separate depth and stencil attachments), but it needs testing.</text:span></text:p>
            </office:annotation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18.867cm" svg:y="24.015cm" draw:caption-point-x="-0.61cm" draw:caption-point-y="1.061cm">
              <dc:date>2012-01-02T00:00:00</dc:date>
              <text:p text:style-name="P1"><text:span text:style-name="T1">Needs support for FLOAT32_UNSIGNED_INT_24_8_REV</text:span></text:p>
            </office:annotation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194cm" svg:y="25.815cm" draw:caption-point-x="-0.61cm" draw:caption-point-y="1.06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24cm" svg:y="27.165cm" draw:caption-point-x="-0.61cm" draw:caption-point-y="1.06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24cm" svg:y="27.614cm" draw:caption-point-x="-0.61cm" draw:caption-point-y="1.06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659cm" svg:y="28.063cm" draw:caption-point-x="-0.61cm" draw:caption-point-y="1.06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41cm" svg:y="28.063cm" draw:caption-point-x="-0.61cm" draw:caption-point-y="1.06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791cm" svg:y="28.063cm" draw:caption-point-x="-0.61cm" draw:caption-point-y="1.06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867cm" svg:y="28.964cm" draw:caption-point-x="-0.61cm" draw:caption-point-y="1.06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shared_exponen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office:value-type="string">
            <text:p>Y</text:p>
          </table:table-cell>
          <table:table-cell table:style-name="ce2" table:number-columns-repeated="5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36.791cm" svg:y="29.414cm" draw:caption-point-x="-0.61cm" draw:caption-point-y="1.51cm">
              <dc:date>2012-01-02T00:00:00</dc:date>
              <text:p text:style-name="P1"><text:span text:style-name="T1">Could benefit from an interlaced view of the vertices in a VAO, but that's an enhancement.</text:span></text:p>
            </office:annotation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1.663cm" draw:caption-point-x="-0.61cm" draw:caption-point-y="1.06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office:annotation draw:style-name="gr1" draw:text-style-name="P1" svg:width="2.899cm" svg:height="0.991cm" svg:x="17.726cm" svg:y="31.663cm" draw:caption-point-x="-0.61cm" draw:caption-point-y="1.06cm">
              <dc:date>2012-01-02T00:00:00</dc:date>
              <text:p text:style-name="P1"><text:span text:style-name="T1">Needs explicit alias mappings</text:span></text:p>
            </office:annotation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41cm" svg:y="32.563cm" draw:caption-point-x="-0.61cm" draw:caption-point-y="1.06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4.841cm" svg:y="37.062cm" draw:caption-point-x="-0.61cm" draw:caption-point-y="1.51cm">
              <dc:date>2012-01-28T00:00:00</dc:date>
              <text:p text:style-name="P1"><text:span text:style-name="T1">Needs handle remapping, and might need to detect cases where the client checks query status before proceeding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33.804cm" svg:y="37.062cm" draw:caption-point-x="-0.61cm" draw:caption-point-y="1.51cm">
              <dc:date>2012-01-28T00:00:00</dc:date>
              <text:p text:style-name="P1"><text:span text:style-name="T1">Decodes a bitfield, and counts GetInteger64v return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41cm" svg:y="38.861cm" draw:caption-point-x="-0.61cm" draw:caption-point-y="1.06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049cm" svg:y="40.661cm" draw:caption-point-x="-0.61cm" draw:caption-point-y="1.06cm">
              <dc:date>2011-12-30T00:00:00</dc:date>
              <text:p text:style-name="P1"><text:span text:style-name="T1">Affects texture completeness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4.709cm" draw:caption-point-x="-0.61cm" draw:caption-point-y="1.06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17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4.151cm" svg:x="21.854cm" svg:y="47.859cm" draw:caption-point-x="-0.61cm" draw:caption-point-y="1.51cm">
              <dc:date>2012-01-15T00:00:00</dc:date>
              <text:p text:style-name="P1"><text:span text:style-name="T1">New draw call DrawTransformFeedback is supported. However, begin_internal_render should probably auto-pause any existing XFB.</text:span></text:p>
            </office:annotation>
            <text:p>N</text:p>
          </table:table-cell>
          <table:table-cell table:style-name="ce25"/>
          <table:table-cell table:style-name="ce2" table:number-columns-repeated="18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0.659cm" svg:y="48.308cm" draw:caption-point-x="-0.61cm" draw:caption-point-y="1.51cm">
              <dc:date>2012-01-15T00:00:00</dc:date>
              <text:p text:style-name="P1"><text:span text:style-name="T1">Mostly there, but indexed queries need to be looked at.</text:span></text:p>
            </office:annotation>
            <text:p>N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386cm" svg:x="21.854cm" svg:y="48.308cm" draw:caption-point-x="-0.61cm" draw:caption-point-y="1.51cm">
              <dc:date>2012-01-15T00:00:00</dc:date>
              <text:p text:style-name="P1"><text:span text:style-name="T1">New command DrawTransformFeedbackStream</text:span></text:p>
            </office:annotation>
            <text:p>Y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office:annotation draw:style-name="gr1" draw:text-style-name="P1" svg:width="2.899cm" svg:height="1.781cm" svg:x="37.389cm" svg:y="49.658cm" draw:caption-point-x="-0.61cm" draw:caption-point-y="1.51cm">
              <dc:date>2012-01-15T00:00:00</dc:date>
              <text:p text:style-name="P1"><text:span text:style-name="T1">Affects determination of which shaders are current.</text:span></text:p>
            </office:annotation>
            <text:p>N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8"/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 (might not be tested)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__Anonymous_Sheet_DB__0" table:target-range-address="Support.A18:Support.AMJ14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7">2012/06/17</text:date>, <text:time>09:22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2-06-17T09:22:45</dc:date>
    <dc:creator>Bruce Merry</dc:creator>
    <meta:editing-duration>PT10H8M47S</meta:editing-duration>
    <meta:editing-cycles>131</meta:editing-cycles>
    <meta:generator>LibreOffice/3.4$Unix LibreOffice_project/340m1$Build-402</meta:generator>
    <meta:document-statistic meta:table-count="1" meta:cell-count="1519" meta:object-count="0"/>
  </office:meta>
</office:document-meta>
</file>